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c1b6" officeooo:paragraph-rsid="0012c1b6"/>
    </style:style>
    <style:style style:name="P2" style:family="paragraph" style:parent-style-name="Standard">
      <style:text-properties officeooo:rsid="0013c9d2" officeooo:paragraph-rsid="0013c9d2"/>
    </style:style>
    <style:style style:name="P3" style:family="paragraph" style:parent-style-name="Standard">
      <style:text-properties officeooo:rsid="00158d39" officeooo:paragraph-rsid="00158d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storie abschließen bei sprint 1</text:p>
      <text:p text:style-name="P1"/>
      <text:p text:style-name="P1">autor beim burndown</text:p>
      <text:p text:style-name="P1"/>
      <text:p text:style-name="P1">burndown product fehlt</text:p>
      <text:p text:style-name="P1"/>
      <text:p text:style-name="P1">präsentation deckblatt</text:p>
      <text:p text:style-name="P1"/>
      <text:p text:style-name="P2">1. folie : welche userstories geknnzeichnet welche erledigt</text:p>
      <text:p text:style-name="P2"/>
      <text:p text:style-name="P2">usecase nummer</text:p>
      <text:p text:style-name="P2"/>
      <text:p text:style-name="P2">dann burndown sprint</text:p>
      <text:p text:style-name="P2"/>
      <text:p text:style-name="P2">dann burndown product</text:p>
      <text:p text:style-name="P2"/>
      <text:p text:style-name="P2">nächsten termine und prototyp vorführen </text:p>
      <text:p text:style-name="P2"/>
      <text:p text:style-name="P2">deutsch!!</text:p>
      <text:p text:style-name="P2"/>
      <text:p text:style-name="P2">Shell Skript schreiben für direkten Aufruf über die Kommandozeile</text:p>
      <text:p text:style-name="P2"/>
      <text:p text:style-name="P2">Testfälle(Anleitung wie zu testen ist + Beschreibung + Nummer + erwartetes Ergebnis)</text:p>
      <text:p text:style-name="P2">Test-Protokoll(Nummer, Beschreibung, OK/NICHT OK/ Bemerkungen/ (wenn nicht ok war) Ticket erstellen) Wer ist der Tester? Korrekturleser</text:p>
      <text:p text:style-name="P2"/>
      <text:p text:style-name="P2">erstellen!!!</text:p>
      <text:p text:style-name="P2"/>
      <text:p text:style-name="P3">git pull mit ermtk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4:42:27.535879836</meta:creation-date>
    <dc:date>2018-11-08T15:21:54.512357768</dc:date>
    <meta:editing-duration>PT8M46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15" meta:word-count="78" meta:character-count="577" meta:non-whitespace-character-count="512"/>
  </office:meta>
</office:document-meta>
</file>